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C0000019C246AC6ACA89E2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title">
      <style:graphic-properties draw:auto-grow-height="true" fo:min-height="1.997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cm" svg:y="10.875cm" presentation:class="subtitle" presentation:user-transformed="true">
          <draw:text-box>
            <text:p text:style-name="P1"><text:span text:style-name="T1">A decade-long battle</text:span></text:p>
          </draw:text-box>
        </draw:frame>
        <draw:frame presentation:style-name="pr2" draw:layer="layout" svg:width="26cm" svg:height="2.395cm" svg:x="1cm" svg:y="7.677cm" presentation:class="title" presentation:user-transformed="true">
          <draw:text-box>
            <text:p><text:span text:style-name="T2">Cyberbullying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yberbullying : definition</text:p>
          </draw:text-box>
        </draw:frame>
        <draw:frame draw:style-name="gr2" draw:text-style-name="P3" draw:layer="layout" svg:width="24.366cm" svg:height="10.5cm" svg:x="1.817cm" svg:y="4.125cm" presentation:class="graphic" presentation:user-transformed="true">
          <draw:image xlink:href="Pictures/10000001000003BC0000019C246AC6ACA89E26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6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4:37:07.292000000</meta:creation-date>
    <meta:editing-duration>PT7M43S</meta:editing-duration>
    <meta:editing-cycles>3</meta:editing-cycles>
    <meta:generator>LibreOffice/7.2.1.2$Windows_X86_64 LibreOffice_project/87b77fad49947c1441b67c559c339af8f3517e22</meta:generator>
    <dc:title>Midnightblue</dc:title>
    <dc:date>2023-03-02T14:44:50.249000000</dc:date>
    <meta:document-statistic meta:object-count="65"/>
  </office:meta>
</office:document-meta>
</file>